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4-10-01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4-03-05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3-11-15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3-09-19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3-07-1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3-05-15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3-03-3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2-04-20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1-05-11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1-04-05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0-11-19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0-08-2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0-08-11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0-03-04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20-01-07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9-09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9-07-1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9-02-06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8-11-06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8-09-19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8-07-1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8-07-18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8-05-2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7-12-06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7-10-0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7-09-1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7-07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7-04-27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7-02-2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6-07-12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6-02-03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5-08-1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4-12-0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3-02-0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2-08-3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2-08-02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2-03-2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1-12-07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1-04-26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1-01-07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10-02-15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0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07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06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0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452091193401</text:p>
          </table:table-cell>
          <table:table-cell office:value-type="string" calcext:value-type="string">
            <text:p>2002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